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rebuchet MS"/>
    </style:style>
    <style:style style:name="P3" style:family="paragraph" style:parent-style-name="Standard">
      <style:text-properties style:font-name="Trebuchet MS" officeooo:paragraph-rsid="0012395e"/>
    </style:style>
    <style:style style:name="P4" style:family="paragraph" style:parent-style-name="Standard">
      <style:paragraph-properties fo:margin-top="0cm" fo:margin-bottom="0.282cm" style:contextual-spacing="false"/>
      <style:text-properties style:font-name="Trebuchet MS" officeooo:rsid="0012395e" officeooo:paragraph-rsid="0012395e"/>
    </style:style>
    <style:style style:name="T1" style:family="text">
      <style:text-properties style:font-name="Trebuchet MS" fo:font-size="20pt" fo:font-weight="bold" style:font-size-asian="20pt" style:font-weight-asian="bold" style:font-size-complex="20pt" style:font-weight-complex="bold"/>
    </style:style>
    <style:style style:name="T2" style:family="text">
      <style:text-properties style:font-name="Trebuchet MS"/>
    </style:style>
    <style:style style:name="T3" style:family="text">
      <style:text-properties style:font-name="Trebuchet MS" style:text-underline-style="solid" style:text-underline-width="auto" style:text-underline-color="font-color"/>
    </style:style>
    <style:style style:name="T4" style:family="text">
      <style:text-properties officeooo:rsid="0013b8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Jungle Trek</text:span><text:span text:style-name="T1"/></text:p>
      <text:p text:style-name="Standard" loext:marker-style-name="T2"><text:span text:style-name="T3">Phase 1</text:span><text:span text:style-name="T2"> : </text:span></text:p>
      <text:p text:style-name="P2" loext:marker-style-name="T2"/>
      <text:p text:style-name="Standard" loext:marker-style-name="T2"><text:span text:style-name="T2">Répartition des tâches : </text:span><text:span text:style-name="T2"/></text:p>
      <text:p text:style-name="P2" loext:marker-style-name="T2"/>
      <text:p text:style-name="Standard" loext:marker-style-name="T2"><text:span text:style-name="T2">Étienne Boche <text:tab/>-<text:tab/>Page d’accueil, page d’inscription, page de connexion, rapport </text:span><text:span text:style-name="T2"/></text:p>
      <text:p text:style-name="Standard" loext:marker-style-name="T2"><text:span text:style-name="T2"><text:tab/><text:tab/><text:tab/><text:tab/>github</text:span><text:span text:style-name="T2"/></text:p>
      <text:p text:style-name="Standard" loext:marker-style-name="T2"><text:span text:style-name="T2">Clovis Cazauran<text:tab/>-<text:tab/>Page de recherche</text:span><text:span text:style-name="T2"/></text:p>
      <text:p text:style-name="Standard" loext:marker-style-name="T2"><text:span text:style-name="T2">Riman Saad<text:tab/><text:tab/>-<text:tab/>Page admin, page profil, page explorer, finitions</text:span><text:span text:style-name="T2"/></text:p>
      <text:p text:style-name="P2" loext:marker-style-name="T2"/>
      <text:p text:style-name="P2" loext:marker-style-name="T2"/>
      <text:p text:style-name="Standard" loext:marker-style-name="T2"><text:span text:style-name="T2">Problèmes : <text:tab/><text:tab/>Aucun problème techniques, travail à distance à travers Discord et <text:tab/><text:tab/><text:tab/>github</text:span><text:span text:style-name="T2"/></text:p>
      <text:p text:style-name="P2" loext:marker-style-name="T2"/>
      <text:p text:style-name="P3" loext:marker-style-name="T2">Phase 2 : </text:p>
      <text:p text:style-name="P3" loext:marker-style-name="T2">Etienne Boche - Délégation des tâches, Inscription et sauvegarde des profils </text:p>
      <text:p text:style-name="P3" loext:marker-style-name="T2">Clovis Cazauran - Paiement bancaire (reservation, confirmation, paiement, recap et réserver.php) </text:p>
      <text:p text:style-name="P3" loext:marker-style-name="T2">Riman SAAD - Gestion de l’affichage des profils, connexion et déconnexion, aide à l’inscription et au stockage des voyages réservées. Retouche de toute les pages (correction et simplification du code) </text:p>
      <text:p text:style-name="P3" loext:marker-style-name="T2">Problèmes : Vue détaillé d’un voyage, barre de recherche et vue limité non DIRECTEMENT implémenté </text:p>
      <text:p text:style-name="P4" loext:marker-style-name="T2">Phase 3 :</text:p>
      <text:p text:style-name="P4" loext:marker-style-name="T2">Etienne Boche - Mode sombre, Formulaires dynamiques (réagit si les entrées sont invalides, interdit la création d’un compte avec un login qui existe déjà, vérifie que le mot de passe admin est correcte pour créer un compte admin)</text:p>
      <text:p text:style-name="P4" loext:marker-style-name="T2">Riman SAAD – Modification du profil depuis la page profil.php, affichage et modification dans la base de données (utilisateurs.csv), <text:span text:style-name="T4">Actions de l’admin</text:span></text:p>
      <text:p text:style-name="P4" loext:marker-style-name="T2">Clovis CAZAURAN – Calcul du prix dynamique en fonction des options et du parcours choisi (Dans la page Reserver.php et recap.php).</text:p>
      <text:p text:style-name="P4" loext:marker-style-name="T2">La fonction panier a déjà été réalisé dans la phase 2, par Riman et Clovis, dans la mesure ou un client peut réserver plusieurs voyages qui sont enregistrés à son nom.</text:p>
      <text:p text:style-name="P4" loext:marker-style-name="T2">Problèmes : Barre de recherche et bouton administrateur non totalement fonction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rebuchet MS" svg:font-family="'Trebuchet M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3T16:19:00</meta:creation-date>
    <meta:initial-creator>Étienne Boche</meta:initial-creator>
    <dc:language>fr-FR</dc:language>
    <dc:date>2025-05-11T23:55:40.641000000</dc:date>
    <meta:editing-cycles>6</meta:editing-cycles>
    <meta:editing-duration>PT11M52S</meta:editing-duration>
    <meta:generator>LibreOffice/24.8.6.2$Windows_X86_64 LibreOffice_project/6d98ba145e9a8a39fc57bcc76981d1fb1316c60c</meta:generator>
    <meta:document-statistic meta:table-count="0" meta:image-count="0" meta:object-count="0" meta:page-count="1" meta:paragraph-count="19" meta:word-count="244" meta:character-count="1575" meta:non-whitespace-character-count="1329"/>
    <meta:user-defined meta:name="AppVersion">15.0000</meta:user-defined>
    <meta:user-defined meta:name="ContentTypeId">0x01010010BBDDE8C4F9BB46A037CD620EE232D4</meta:user-defined>
    <meta:template xlink:type="simple" xlink:actuate="onRequest" xlink:title="Normal.dotm" xlink:href=""/>
  </office:meta>
</office:document-meta>
</file>